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FC00000CFC15DDECB10AC0DF16.png" manifest:media-type="image/png"/>
  <manifest:file-entry manifest:full-path="Pictures/1000020100000520000000CC7BDD597BA158E895.png" manifest:media-type="image/png"/>
  <manifest:file-entry manifest:full-path="Pictures/10000201000003E8000003E884D6A6FCD086A5C8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XC8 Cross-correlator</text:p>
          </draw:text-box>
        </draw:frame>
        <draw:frame presentation:style-name="pr2" draw:layer="layout" svg:width="25.838cm" svg:height="10.424cm" svg:x="0.762cm" svg:y="3.8cm" presentation:class="outline" presentation:user-transformed="true">
          <draw:text-box>
            <text:list text:style-name="L2">
              <text:list-header>
                <text:p text:style-name="P1"><text:span text:style-name="T1">Intensity correlator XC8</text:span></text:p>
                <text:p>TOC:</text:p>
              </text:list-header>
              <text:list-item>
                <text:p>Intensity correlation, meaning</text:p>
                <text:list>
                  <text:list-item>
                    <text:p>Correlation degree</text:p>
                  </text:list-item>
                  <text:list-item>
                    <text:p>Autocorrelation</text:p>
                  </text:list-item>
                  <text:list-item>
                    <text:p>Cross-correlation</text:p>
                  </text:list-item>
                </text:list>
              </text:list-item>
              <text:list-item>
                <text:p>Working principles</text:p>
              </text:list-item>
              <text:list-item>
                <text:p>Characteristics</text:p>
              </text:list-item>
              <text:list-item>
                <text:p>Challenging factors</text:p>
              </text:list-item>
              <text:list-item>
                <text:p>Sensors supported</text:p>
                <text:list>
                  <text:list-item>
                    <text:p>Optical</text:p>
                  </text:list-item>
                  <text:list-item>
                    <text:p>Radio</text:p>
                  </text:list-item>
                  <text:list-item>
                    <text:p>Geiger</text:p>
                  </text:list-item>
                </text:list>
              </text:list-item>
              <text:list-item>
                <text:p>Applications</text:p>
                <text:list>
                  <text:list-item>
                    <text:p>Interferometry</text:p>
                  </text:list-item>
                  <text:list-item>
                    <text:p>Spectrograph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33cm" svg:height="6.433cm" svg:x="21.508cm" svg:y="-1.353cm">
          <draw:image xlink:href="Pictures/10000201000003E8000003E884D6A6FCD086A5C8.png" xlink:type="simple" xlink:show="embed" xlink:actuate="onLoad" loext:mime-type="image/png">
            <text:p/>
          </draw:image>
        </draw:frame>
        <draw:frame draw:style-name="gr1" draw:text-style-name="P1" draw:layer="layout" svg:width="12.192cm" svg:height="12.192cm" svg:x="13.249cm" svg:y="4.055cm">
          <draw:image xlink:href="Pictures/1000020100000CFC00000CFC15DDECB10AC0DF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BDD597BA158E89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8T19:07:14.242291151</meta:creation-date>
    <meta:editing-duration>PT5H36S</meta:editing-duration>
    <meta:editing-cycles>45</meta:editing-cycles>
    <meta:generator>LibreOffice/6.4.4.2$Linux_X86_64 LibreOffice_project/40$Build-2</meta:generator>
    <dc:title>Bright Blue</dc:title>
    <dc:date>2020-11-07T02:30:14.940422871</dc:date>
    <meta:document-statistic meta:object-count="28"/>
  </office:meta>
</office:document-meta>
</file>